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23cm" style:rel-column-width="1831*"/>
    </style:style>
    <style:style style:name="Table1.B" style:family="table-column">
      <style:table-column-properties style:column-width="2.097cm" style:rel-column-width="1189*"/>
    </style:style>
    <style:style style:name="Table1.C" style:family="table-column">
      <style:table-column-properties style:column-width="12.263cm" style:rel-column-width="695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b6f3" officeooo:paragraph-rsid="000bb6f3"/>
    </style:style>
    <style:style style:name="P2" style:family="paragraph" style:parent-style-name="Table_20_Contents">
      <style:text-properties officeooo:paragraph-rsid="000df4e0"/>
    </style:style>
    <style:style style:name="P3" style:family="paragraph" style:parent-style-name="Table_20_Contents">
      <style:text-properties officeooo:paragraph-rsid="000f065a"/>
    </style:style>
    <style:style style:name="P4" style:family="paragraph" style:parent-style-name="Table_20_Contents">
      <style:text-properties officeooo:paragraph-rsid="000f0c4d"/>
    </style:style>
    <style:style style:name="P5" style:family="paragraph" style:parent-style-name="Table_20_Contents">
      <style:text-properties officeooo:paragraph-rsid="00100754"/>
    </style:style>
    <style:style style:name="P6" style:family="paragraph" style:parent-style-name="Table_20_Contents">
      <style:text-properties officeooo:paragraph-rsid="0010771c"/>
    </style:style>
    <style:style style:name="P7" style:family="paragraph" style:parent-style-name="Table_20_Contents">
      <style:text-properties officeooo:paragraph-rsid="00110699"/>
    </style:style>
    <style:style style:name="P8" style:family="paragraph" style:parent-style-name="Table_20_Contents">
      <style:text-properties officeooo:paragraph-rsid="00126ad0"/>
    </style:style>
    <style:style style:name="P9" style:family="paragraph" style:parent-style-name="Table_20_Contents">
      <style:text-properties officeooo:paragraph-rsid="0013e104"/>
    </style:style>
    <style:style style:name="T1" style:family="text">
      <style:text-properties officeooo:rsid="000df4e0"/>
    </style:style>
    <style:style style:name="T2" style:family="text">
      <style:text-properties officeooo:rsid="0013e1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Файл</text:p>
            </table:table-cell>
            <table:table-cell table:style-name="Table1.A1" office:value-type="string">
              <text:p text:style-name="Table_20_Heading">Программы</text:p>
            </table:table-cell>
            <table:table-cell table:style-name="Table1.C1" office:value-type="string">
              <text:p text:style-name="Table_20_Heading">Что тестирует</text:p>
            </table:table-cell>
          </table:table-row>
        </table:table-header-rows>
        <table:table-row>
          <table:table-cell table:style-name="Table1.A2" office:value-type="string">
            <text:p text:style-name="P1">arbtest.src</text:p>
          </table:table-cell>
          <table:table-cell table:style-name="Table1.A2" office:value-type="string">
            <text:p text:style-name="P2"><text:span text:style-name="T1">ARB</text:span></text:p>
            <text:p text:style-name="P2"><text:span text:style-name="T1">ARBLD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cashtest.mak.src</text:p>
          </table:table-cell>
          <table:table-cell table:style-name="Table1.A2" office:value-type="string">
            <text:p text:style-name="P9"><text:span text:style-name="T1">CASH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define.mak.src</text:p>
          </table:table-cell>
          <table:table-cell table:style-name="Table1.A2" office:value-type="string">
            <text:p text:style-name="P9"><text:span text:style-name="T2">---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iniabt.mak.src</text:p>
          </table:table-cell>
          <table:table-cell table:style-name="Table1.A2" office:value-type="string">
            <text:p text:style-name="P9"><text:span text:style-name="T1">А1/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iniabt.src</text:p>
          </table:table-cell>
          <table:table-cell table:style-name="Table1.A2" office:value-type="string">
            <text:p text:style-name="P9"><text:span text:style-name="T1">INIABT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initest.mak.src</text:p>
          </table:table-cell>
          <table:table-cell table:style-name="Table1.A2" office:value-type="string">
            <text:p text:style-name="P9"><text:span text:style-name="T1">INI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initest.src</text:p>
          </table:table-cell>
          <table:table-cell table:style-name="Table1.A2" office:value-type="string">
            <text:p text:style-name="P8"><text:span text:style-name="T1">INI</text:span></text:p>
            <text:p text:style-name="P8"><text:span text:style-name="T1">INILD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intrtest.mak.src</text:p>
          </table:table-cell>
          <table:table-cell table:style-name="Table1.A2" office:value-type="string">
            <text:p text:style-name="P7"><text:span text:style-name="T1">INTRPT</text:span></text:p>
            <text:p text:style-name="P7"><text:span text:style-name="T1">CTTWR</text:span></text:p>
            <text:p text:style-name="P7"><text:span text:style-name="T1">SС00</text:span></text:p>
            <text:p text:style-name="P7"><text:span text:style-name="T1">SЕ00</text:span></text:p>
            <text:p text:style-name="P7"><text:span text:style-name="T1">RINT</text:span></text:p>
            <text:p text:style-name="P7"><text:span text:style-name="T1">SF80</text:span></text:p>
            <text:p text:style-name="P7"><text:span text:style-name="T1">SFC0</text:span></text:p>
            <text:p text:style-name="P7"><text:span text:style-name="T1">SFE0</text:span></text:p>
            <text:p text:style-name="P7"><text:span text:style-name="T1">SFF0</text:span></text:p>
            <text:p text:style-name="P7"><text:span text:style-name="T1">SFF8;</text:span></text:p>
            <text:p text:style-name="P7"><text:span text:style-name="T1">SFFC</text:span></text:p>
            <text:p text:style-name="P7"><text:span text:style-name="T1">INTINP</text:span></text:p>
            <text:p text:style-name="P7"><text:span text:style-name="T1">INTRLD</text:span></text:p>
            <text:p text:style-name="P7"><text:span text:style-name="T1">LD10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iotest.src</text:p>
          </table:table-cell>
          <table:table-cell table:style-name="Table1.A2" office:value-type="string">
            <text:p text:style-name="P6"><text:span text:style-name="T1">INOUT</text:span></text:p>
            <text:p text:style-name="P6"><text:span text:style-name="T1">MPCONT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jmpopc.old.src</text:p>
          </table:table-cell>
          <table:table-cell table:style-name="Table1.A2" office:value-type="string">
            <text:p text:style-name="P6"><text:span text:style-name="T1">JMPRAM</text:span></text:p>
            <text:p text:style-name="P6"><text:span text:style-name="T1">JОРС</text:span></text:p>
            <text:p text:style-name="P6"><text:span text:style-name="T1">JМРОРС</text:span></text:p>
            <text:p text:style-name="P6"><text:span text:style-name="T1">JMPRAM</text:span></text:p>
            <text:p text:style-name="P6"><text:span text:style-name="T1">JОРС</text:span></text:p>
            <text:p text:style-name="P6"><text:span text:style-name="T1">JМРОРС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ldtest.src</text:p>
          </table:table-cell>
          <table:table-cell table:style-name="Table1.A2" office:value-type="string">
            <text:p text:style-name="P6"><text:span text:style-name="T1">MPCONT</text:span></text:p>
            <text:p text:style-name="P6"><text:span text:style-name="T1">OCTLD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emtest.mak.src</text:p>
          </table:table-cell>
          <table:table-cell table:style-name="Table1.A2" office:value-type="string">
            <text:p text:style-name="P6"><text:span text:style-name="T1">МЕМ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emtest.src</text:p>
          </table:table-cell>
          <table:table-cell table:style-name="Table1.A2" office:value-type="string">
            <text:p text:style-name="P6"><text:span text:style-name="T1">МЕМ</text:span></text:p>
            <text:p text:style-name="P6"><text:span text:style-name="T1">MEMLD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odftest.mak.src</text:p>
          </table:table-cell>
          <table:table-cell table:style-name="Table1.A2" office:value-type="string">
            <text:p text:style-name="P5"><text:span text:style-name="T1">MODF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octtest.mak.src</text:p>
          </table:table-cell>
          <table:table-cell table:style-name="Table1.A2" office:value-type="string">
            <text:p text:style-name="P4"><text:span text:style-name="T1">ОСТ</text:span></text:p>
            <text:p text:style-name="P4"><text:span text:style-name="T1">LDOCT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octtest.src</text:p>
          </table:table-cell>
          <table:table-cell table:style-name="Table1.A2" office:value-type="string">
            <text:p text:style-name="P4"><text:span text:style-name="T1">OCT</text:span></text:p>
            <text:p text:style-name="P4"><text:soft-page-break/><text:span text:style-name="T1">OCTLD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hystest.mak.src</text:p>
          </table:table-cell>
          <table:table-cell table:style-name="Table1.A2" office:value-type="string">
            <text:p text:style-name="P4"><text:span text:style-name="T1">PHYS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ectest.src</text:p>
          </table:table-cell>
          <table:table-cell table:style-name="Table1.A2" office:value-type="string">
            <text:p text:style-name="P4"><text:span text:style-name="T1">SEC</text:span></text:p>
            <text:p text:style-name="P4"><text:span text:style-name="T1">SECLD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hfttest.mak.src</text:p>
          </table:table-cell>
          <table:table-cell table:style-name="Table1.A2" office:value-type="string">
            <text:p text:style-name="P3"><text:span text:style-name="T1">SHFT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tndtest.mak.src</text:p>
          </table:table-cell>
          <table:table-cell table:style-name="Table1.A2" office:value-type="string">
            <text:p text:style-name="P3"><text:span text:style-name="T1">STND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imetest.mak.src</text:p>
          </table:table-cell>
          <table:table-cell table:style-name="Table1.A2" office:value-type="string">
            <text:p text:style-name="P3"><text:span text:style-name="T1">TIME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kt.src</text:p>
          </table:table-cell>
          <table:table-cell table:style-name="Table1.A2" office:value-type="string">
            <text:p text:style-name="P3"><text:span text:style-name="T1">CMP</text:span></text:p>
            <text:p text:style-name="P3"><text:span text:style-name="T1">SHMP</text:span></text:p>
            <text:p text:style-name="P3"><text:span text:style-name="T1">LDT1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ktest.src</text:p>
          </table:table-cell>
          <table:table-cell table:style-name="Table1.A2" office:value-type="string">
            <text:p text:style-name="P3"><text:span text:style-name="T1">TAK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ktest1.src</text:p>
          </table:table-cell>
          <table:table-cell table:style-name="Table1.A2" office:value-type="string">
            <text:p text:style-name="P2"><text:span text:style-name="T1">TAK1</text:span></text:p>
            <text:p text:style-name="P2"><text:span text:style-name="T1">CMP</text:span></text:p>
            <text:p text:style-name="P2"><text:span text:style-name="T1">SHMP</text:span></text:p>
            <text:p text:style-name="P2"><text:span text:style-name="T1">LDT1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ktest2.src</text:p>
          </table:table-cell>
          <table:table-cell table:style-name="Table1.A2" office:value-type="string">
            <text:p text:style-name="P2"><text:span text:style-name="T1">TAK2</text:span></text:p>
            <text:p text:style-name="P2"><text:span text:style-name="T1">LDT2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ktest3.src</text:p>
          </table:table-cell>
          <table:table-cell table:style-name="Table1.A2" office:value-type="string">
            <text:p text:style-name="P2"><text:span text:style-name="T1">TAK3</text:span></text:p>
            <text:p text:style-name="P2"><text:span text:style-name="T1">LDT3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ktest4.src</text:p>
          </table:table-cell>
          <table:table-cell table:style-name="Table1.A2" office:value-type="string">
            <text:p text:style-name="P2"><text:span text:style-name="T1">TAK4</text:span></text:p>
            <text:p text:style-name="P2"><text:span text:style-name="T1">LDT4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xemtest.mak.src</text:p>
          </table:table-cell>
          <table:table-cell table:style-name="Table1.A2" office:value-type="string">
            <text:p text:style-name="P2"><text:span text:style-name="T1">ХЕМ</text:span></text:p>
            <text:p text:style-name="P2"><text:span text:style-name="T1">XEMLD</text:span>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3:11:29</meta:creation-date>
    <dc:date>2016-10-25T00:33:29</dc:date>
    <meta:editing-duration>PT9M10S</meta:editing-duration>
    <meta:editing-cycles>10</meta:editing-cycles>
    <meta:generator>LibreOffice/4.0.2.2$MacOSX_x86 LibreOffice_project/4c82dcdd6efcd48b1d8bba66bfe1989deee49c3</meta:generator>
    <meta:document-statistic meta:table-count="1" meta:image-count="0" meta:object-count="0" meta:page-count="2" meta:paragraph-count="94" meta:word-count="95" meta:character-count="655" meta:non-whitespace-character-count="654"/>
  </office:meta>
</office:document-meta>
</file>